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Deutschland</text:p>
          </table:table-cell>
          <table:table-cell office:value-type="string">
            <text:p>Frankreich</text:p>
          </table:table-cell>
          <table:table-cell office:value-type="string">
            <text:p>Russland</text:p>
          </table:table-cell>
          <table:table-cell office:value-type="string">
            <text:p>England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eutschland</text:p>
          </table:table-cell>
          <table:table-cell office:value-type="string">
            <text:p>Frankreich</text:p>
          </table:table-cell>
          <table:table-cell office:value-type="string">
            <text:p>England</text:p>
          </table:table-cell>
          <table:table-cell office:value-type="string">
            <text:p>Russland</text:p>
          </table:table-cell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370">
            <text:p>37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345">
            <text:p>345</text:p>
          </table:table-cell>
          <table:table-cell office:value-type="float" office:value="485">
            <text:p>485</text:p>
          </table:table-cell>
          <table:table-cell office:value-type="float" office:value="600">
            <text:p>60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775">
            <text:p>775</text:p>
          </table:table-cell>
          <table:table-cell office:value-type="float" office:value="670">
            <text:p>670</text:p>
          </table:table-cell>
          <table:table-cell office:value-type="float" office:value="1070">
            <text:p>1070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>
            <draw:frame table:end-cell-address="Tabelle1.E30" table:end-x="1.534cm" table:end-y="0.238cm" draw:z-index="0" draw:style-name="gr1" svg:width="8.001cm" svg:height="6.986cm" svg:x="0.307cm" svg:y="0cm">
              <draw:object draw:notify-on-update-of-ranges="Tabelle1.A7:Tabelle1.A9 Tabelle1.B6:Tabelle1.B6 Tabelle1.B7:Tabelle1.B9 Tabelle1.C6:Tabelle1.C6 Tabelle1.C7:Tabelle1.C9 Tabelle1.D6:Tabelle1.D6 Tabelle1.D7:Tabelle1.D9 Tabelle1.E6:Tabelle1.E6 Tabelle1.E7:Tabelle1.E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Tabelle1.I33" table:end-x="1.562cm" table:end-y="0.186cm" draw:z-index="1" draw:style-name="gr1" svg:width="5.27cm" svg:height="6.986cm" svg:x="0.809cm" svg:y="0.398cm">
              <draw:object draw:notify-on-update-of-ranges="Tabelle1.A2:Tabelle1.A4 Tabelle1.B1:Tabelle1.B1 Tabelle1.B2:Tabelle1.B4 Tabelle1.C1:Tabelle1.C1 Tabelle1.C2:Tabelle1.C4 Tabelle1.E1:Tabelle1.E1 Tabelle1.E2:Tabelle1.E4 Tabelle1.D1:Tabelle1.D1 Tabelle1.D2:Tabelle1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3.12.2009</text:date>, <text:time>10:57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6T12:08:03</meta:creation-date>
    <dc:date>2009-12-13T10:57:52</dc:date>
    <meta:editing-duration>PT00H38M28S</meta:editing-duration>
    <meta:editing-cycles>7</meta:editing-cycles>
    <meta:generator>OpenOffice.org/3.1$Linux OpenOffice.org_project/310m19$Build-9420</meta:generator>
    <meta:document-statistic meta:table-count="3" meta:cell-count="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="hatch" draw:fill-color="#004586" draw:fill-hatch-name="Black_20_0_20_Degrees"/>
      <style:text-properties fo:font-size="6pt" style:font-size-asian="6pt" style:font-size-complex="6pt"/>
    </style:style>
    <style:style style:name="ch9" style:family="chart">
      <style:graphic-properties draw:fill="hatch" draw:fill-color="#ff420e" draw:fill-hatch-name="Black_20_45_20_Degrees_20_Wide"/>
      <style:text-properties fo:font-size="6pt" style:font-size-asian="6pt" style:font-size-complex="6pt"/>
    </style:style>
    <style:style style:name="ch10" style:family="chart">
      <style:graphic-properties draw:fill="hatch" draw:fill-color="#ffd320" draw:fill-hatch-name="Black_20_90_20_Degrees"/>
      <style:text-properties fo:font-size="6pt" style:font-size-asian="6pt" style:font-size-complex="6pt"/>
    </style:style>
    <style:style style:name="ch11" style:family="chart">
      <style:graphic-properties draw:fill="hatch" draw:fill-color="#579d1c" draw:fill-hatch-name="Black_20_-45_20_Degrees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5.271cm" svg:height="6.987cm" chart:class="chart:bar" chart:column-mapping="0 1 3 2" chart:style-name="ch1">
        <chart:plot-area chart:style-name="ch2" table:cell-range-address="Tabelle1.A2:Tabelle1.D4 Tabelle1.A1:Tabelle1.D1 Tabelle1.E1:Tabelle1.E4" chart:data-source-has-labels="both" svg:x="0.009cm" svg:y="0.139cm" svg:width="5.157cm" svg:height="6.771cm">
          <chart:axis chart:dimension="x" chart:name="primary-x" chart:style-name="ch3">
            <chart:title svg:x="2.555cm" svg:y="6.477cm" chart:style-name="ch4">
              <text:p>Jahr</text:p>
            </chart:title>
            <chart:categories table:cell-range-address="Tabelle1.A2:Tabelle1.A4"/>
          </chart:axis>
          <chart:axis chart:dimension="y" chart:name="primary-y" chart:style-name="ch5">
            <chart:title svg:x="0.106cm" svg:y="5.858cm" chart:style-name="ch6">
              <text:p>Masse Roheisen je Einwohner in kg</text:p>
            </chart:title>
            <chart:grid chart:style-name="ch7" chart:class="major"/>
          </chart:axis>
          <chart:series chart:style-name="ch8" chart:values-cell-range-address="Tabelle1.B2:Tabelle1.B4" chart:label-cell-address="Tabelle1.B1:Tabelle1.B1" chart:class="chart:bar">
            <chart:data-point chart:repeated="3"/>
          </chart:series>
          <chart:series chart:style-name="ch9" chart:values-cell-range-address="Tabelle1.C2:Tabelle1.C4" chart:label-cell-address="Tabelle1.C1:Tabelle1.C1" chart:class="chart:bar">
            <chart:data-point chart:repeated="3"/>
          </chart:series>
          <chart:series chart:style-name="ch10" chart:values-cell-range-address="Tabelle1.E2:Tabelle1.E4" chart:label-cell-address="Tabelle1.E1:Tabelle1.E1" chart:class="chart:bar">
            <chart:data-point chart:repeated="3"/>
          </chart:series>
          <chart:series chart:style-name="ch11" chart:values-cell-range-address="Tabelle1.D2:Tabelle1.D4" chart:label-cell-address="Tabelle1.D1:Tabelle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1:Tabelle1.B1">Deutschland</text:p>
              </table:table-cell>
              <table:table-cell office:value-type="string">
                <text:p text:id="Tabelle1.C1:Tabelle1.C1">Frankreich</text:p>
              </table:table-cell>
              <table:table-cell office:value-type="string">
                <text:p text:id="Tabelle1.E1:Tabelle1.E1">England</text:p>
              </table:table-cell>
              <table:table-cell office:value-type="string">
                <text:p text:id="Tabelle1.D1:Tabelle1.D1">Russland</text:p>
              </table:table-cell>
            </table:table-row>
          </table:table-header-rows>
          <table:table-rows>
            <table:table-row>
              <table:table-cell office:value-type="string">
                <text:p text:id="Tabelle1.A2:Tabelle1.A4">1800</text:p>
              </table:table-cell>
              <table:table-cell office:value-type="float" office:value="0">
                <text:p text:id="Tabelle1.B2:Tabelle1.B4">0</text:p>
              </table:table-cell>
              <table:table-cell office:value-type="float" office:value="0">
                <text:p text:id="Tabelle1.C2:Tabelle1.C4">0</text:p>
              </table:table-cell>
              <table:table-cell office:value-type="float" office:value="25">
                <text:p text:id="Tabelle1.E2:Tabelle1.E4">25</text:p>
              </table:table-cell>
              <table:table-cell office:value-type="float" office:value="0">
                <text:p text:id="Tabelle1.D2:Tabelle1.D4"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46">
                <text:p>24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 draw:fill-hatch-name="Black_20_0_20_Degrees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="hatch" draw:fill-color="#004586" draw:fill-hatch-name="Black_20_0_20_Degrees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420e" draw:fill-hatch-name="Black_20_45_20_Degrees_20_Wid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d320" draw:fill-hatch-name="Black_20_90_20_Degrees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579d1c" draw:fill-hatch-name="Black_20_-45_20_Degrees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bar" chart:style-name="ch1">
        <chart:legend chart:legend-position="end" svg:x="5.604cm" svg:y="2.649cm" chart:style-name="ch2"/>
        <chart:plot-area chart:style-name="ch3" table:cell-range-address="Tabelle1.A6:Tabelle1.E9" chart:data-source-has-labels="both" svg:x="0.119cm" svg:y="0.139cm" svg:width="5.326cm" svg:height="6.632cm">
          <chart:axis chart:dimension="x" chart:name="primary-x" chart:style-name="ch4">
            <chart:title svg:x="2.75cm" svg:y="6.338cm" chart:style-name="ch5">
              <text:p>Jahr</text:p>
            </chart:title>
            <chart:categories table:cell-range-address="Tabelle1.A7:Tabelle1.A9"/>
          </chart:axis>
          <chart:axis chart:dimension="y" chart:name="primary-y" chart:style-name="ch6">
            <chart:title svg:x="0.161cm" svg:y="5.67cm" chart:style-name="ch7">
              <text:p>Bruttoinlandsprodukt je Einwohner</text:p>
            </chart:title>
            <chart:grid chart:style-name="ch8" chart:class="major"/>
          </chart:axis>
          <chart:series chart:style-name="ch9" chart:values-cell-range-address="Tabelle1.B7:Tabelle1.B9" chart:label-cell-address="Tabelle1.B6:Tabelle1.B6" chart:class="chart:bar">
            <chart:data-point chart:repeated="3"/>
          </chart:series>
          <chart:series chart:style-name="ch10" chart:values-cell-range-address="Tabelle1.C7:Tabelle1.C9" chart:label-cell-address="Tabelle1.C6:Tabelle1.C6" chart:class="chart:bar">
            <chart:data-point chart:repeated="3"/>
          </chart:series>
          <chart:series chart:style-name="ch11" chart:values-cell-range-address="Tabelle1.D7:Tabelle1.D9" chart:label-cell-address="Tabelle1.D6:Tabelle1.D6" chart:class="chart:bar">
            <chart:data-point chart:repeated="3"/>
          </chart:series>
          <chart:series chart:style-name="ch12" chart:values-cell-range-address="Tabelle1.E7:Tabelle1.E9" chart:label-cell-address="Tabelle1.E6:Tabelle1.E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6:Tabelle1.B6">Deutschland</text:p>
              </table:table-cell>
              <table:table-cell office:value-type="string">
                <text:p text:id="Tabelle1.C6:Tabelle1.C6">Frankreich</text:p>
              </table:table-cell>
              <table:table-cell office:value-type="string">
                <text:p text:id="Tabelle1.D6:Tabelle1.D6">England</text:p>
              </table:table-cell>
              <table:table-cell office:value-type="string">
                <text:p text:id="Tabelle1.E6:Tabelle1.E6">Russland</text:p>
              </table:table-cell>
            </table:table-row>
          </table:table-header-rows>
          <table:table-rows>
            <table:table-row>
              <table:table-cell office:value-type="string">
                <text:p text:id="Tabelle1.A7:Tabelle1.A9">1830</text:p>
              </table:table-cell>
              <table:table-cell office:value-type="float" office:value="240">
                <text:p text:id="Tabelle1.B7:Tabelle1.B9">240</text:p>
              </table:table-cell>
              <table:table-cell office:value-type="float" office:value="280">
                <text:p text:id="Tabelle1.C7:Tabelle1.C9">280</text:p>
              </table:table-cell>
              <table:table-cell office:value-type="float" office:value="370">
                <text:p text:id="Tabelle1.D7:Tabelle1.D9">370</text:p>
              </table:table-cell>
              <table:table-cell office:value-type="float" office:value="180">
                <text:p text:id="Tabelle1.E7:Tabelle1.E9">18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45">
                <text:p>345</text:p>
              </table:table-cell>
              <table:table-cell office:value-type="float" office:value="485">
                <text:p>485</text:p>
              </table:table-cell>
              <table:table-cell office:value-type="float" office:value="600">
                <text:p>6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75">
                <text:p>775</text:p>
              </table:table-cell>
              <table:table-cell office:value-type="float" office:value="670">
                <text:p>670</text:p>
              </table:table-cell>
              <table:table-cell office:value-type="float" office:value="1070">
                <text:p>1070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</office:styles>
</office:document-styles>
</file>